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Calibri"/>
    </style:style>
    <style:style style:name="P2" style:family="paragraph" style:parent-style-name="Heading_20_3">
      <style:text-properties style:font-name="Calibri"/>
    </style:style>
    <style:style style:name="P3" style:family="paragraph" style:parent-style-name="Standard">
      <style:text-properties style:font-name="Calibri"/>
    </style:style>
    <style:style style:name="P4" style:family="paragraph" style:parent-style-name="Standard">
      <style:text-properties style:font-name="Calibri" officeooo:paragraph-rsid="00179dc3"/>
    </style:style>
    <style:style style:name="P5" style:family="paragraph" style:parent-style-name="Standard" style:list-style-name="L2">
      <style:text-properties style:font-name="Calibri"/>
    </style:style>
    <style:style style:name="P6" style:family="paragraph" style:parent-style-name="Standard" style:list-style-name="L3">
      <style:text-properties style:font-name="Calibri" officeooo:paragraph-rsid="00179dc3"/>
    </style:style>
    <style:style style:name="T1" style:family="text">
      <style:text-properties officeooo:rsid="00179d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1" text:outline-level="1">Erfahrungsbericht Nicolai Titze</text:h>
      <text:h text:style-name="P2" text:outline-level="3">Aufbau eines Sprintmeetings im Team</text:h>
      <text:p text:style-name="P3">Wir haben versucht wöchentliche Sprintmeetings abzuhalten, was zu einigen Zeiten besser und zu anderen schlechter funktioniert hat. Was ich daraus mitnehmen kann, ist fest definierte Termine funktionieren oft am besten. Und zusätzlich sollte man sich noch die Zustimmung aller Teilnehmer einholen.</text:p>
      <text:p text:style-name="P4">Abgesehen von Sprintmeetings haben wir uns auch öfter zum Programmieren getroffen. Was ich aus mehreren Gründen für vorteilhaft halte (Was der Corona Virus ziemlich erschwert hat).</text:p>
      <text:list xml:id="list1732896686" text:style-name="L3">
        <text:list-item>
          <text:p text:style-name="P6">Wir mussten das zwangsläufig machen, da wir nur eine funktionierende VR-Brile zur Verfügung hatten.</text:p>
        </text:list-item>
        <text:list-item>
          <text:p text:style-name="P6">Man ist oftmals produktiver, wenn man Fragen schneller stellen/beantworten kann.</text:p>
        </text:list-item>
        <text:list-item>
          <text:p text:style-name="P6">Für mich persönlich ist es einfacher zu Arbeiten, wenn ich andere Leute auch arbeiten "sehe".</text:p>
        </text:list-item>
      </text:list>
      <text:h text:style-name="P2" text:outline-level="3">Aufbau eines Sprintablussmeetings mit dem Kunden</text:h>
      <text:p text:style-name="P3">Insgesamt haben wir uns in diesem Punkt vermutlich am meisten verbessert. </text:p>
      <text:list xml:id="list300273834" text:style-name="L2">
        <text:list-item>
          <text:p text:style-name="P5">Vorbereitung auf das Meeting mit Verteilung der Rollen während dem Meeting + kleine Präsentation</text:p>
        </text:list-item>
        <text:list-item>
          <text:p text:style-name="P5">Rekapitulieren des Themas, sowie des letzten Sprints.</text:p>
        </text:list-item>
        <text:list-item>
          <text:p text:style-name="P5">K<text:span text:style-name="T1">o</text:span>ordiniertere Live Demonstartionen.</text:p>
        </text:list-item>
      </text:list>
      <text:h text:style-name="P2" text:outline-level="3">Einblick in das Nutzen von Jira</text:h>
      <text:p text:style-name="P3">Aus dem arbeiten mit Jira wurde vor allem das zeitliche Einschätzen von Task mit der Zeit deutlich besser. Beim abschließen der Task haben wir jedoch oftmals alles auf einmal am Sprint Ende abgeschlossen, was eigentlichnicht Sinn von Jira ist.</text:p>
      <text:h text:style-name="P2" text:outline-level="3">Zeitmanagement</text:h>
      <text:p text:style-name="P3">Besseres Zeitmanagement über den Verlauf des gesamten Projekts. Man hat gelernt, wann man am besten arbeitet und wie man sich die Zeit einteilt.</text:p>
      <text:h text:style-name="P2" text:outline-level="3">Projektspezifische/ Technische Erfahrungen</text:h>
      <text:h text:style-name="P2" text:outline-level="3">Erfahrungen mit Unity:</text:h>
      <text:p text:style-name="P3">Es erfordert einiges an Einarbeitungszeit aber als man im Verlauf des Projekts immer vertrauter mit Unity geworden ist, einfache Möglichkeiten 3D Umgebungen zu erstellen und diese in VR benutzbar zu machen.</text:p>
      <text:p text:style-name="P3">Ich habe mich viel mit der Umgebungsgestaltung und der Menügestaltung beschäftigt. Sowie der Generierung der Stationen.</text:p>
      <text:p text:style-name="P3">Dabei bietet Unity mehrere Möglichkeiten diese Aufgaben zu erleichtern. Zum Beispiel vorgefertigte Assets zur Gestaltung der Umgebung und das leichte Erstellen von eigenen sogena<text:span text:style-name="T1">nn</text:span>ten Prefabs, die im eigentlich Sinne als 3D Modelle angesehen werden können.</text:p>
      <text:p text:style-name="P3">Des weiteren stellt Unity für das Erstellen von Menüs standardmäßig viele Komponenten, wie Buttons, Scree<text:span text:style-name="T1">n</text:span>s und andere UI-Elemente zur Verfügung. Außerdem können Methodenaufrufe zum Beispiel von Buttonklicks direkt im Unity Editor verbunden werden.</text:p>
      <text:p text:style-name="P3"><text:soft-page-break/>Einblick in das Unity Modell aus GameObjects -&gt; MonoBehaviour und Scripten, die den Programmablauf steuern.</text:p>
      <text:p text:style-name="P3">Ich habe viel von Jans Erfahrung mit Unity profitiert, weil viele Fuktionen, die wir in unserem Projekt benötigt haben, oftmals in anderen Bereichen wiederverwendet werden konnten.</text:p>
      <text:h text:style-name="P2" text:outline-level="3">Erfahrung mit C#:</text:h>
      <text:p text:style-name="P3">Ähnlich zu Java, da es auch einen objektorientierten Ansatz verfolgt, obwohl die Verküpfung mit Unity zu einigen vordefinierten Verhaltensweisen führte. Zum Beispiel erben von MonoBehaviour und das Verkpnüpfen von Mehtoden in der Unity Umgebung</text:p>
      <text:p text:style-name="P3">Alle Methoden, die aus Java bekannt sind können auch in C# gefunden wer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5T18:30:07.872000000</meta:creation-date>
    <dc:date>2021-01-15T18:34:05.852000000</dc:date>
    <meta:editing-duration>PT3M58S</meta:editing-duration>
    <meta:editing-cycles>1</meta:editing-cycles>
    <meta:generator>LibreOffice/7.0.4.2$Windows_X86_64 LibreOffice_project/dcf040e67528d9187c66b2379df5ea4407429775</meta:generator>
    <meta:document-statistic meta:table-count="0" meta:image-count="0" meta:object-count="0" meta:page-count="2" meta:paragraph-count="27" meta:word-count="442" meta:character-count="3082" meta:non-whitespace-character-count="2672"/>
  </office:meta>
</office:document-meta>
</file>